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</style:style>
    <style:style style:name="P2" style:parent-style-name="Geenafstand" style:list-style-name="LFO2" style:family="paragraph"/>
    <style:style style:name="P3" style:parent-style-name="Geenafstand" style:list-style-name="LFO2" style:family="paragraph"/>
    <style:style style:name="P4" style:parent-style-name="Geenafstand" style:list-style-name="LFO2" style:family="paragraph"/>
    <style:style style:name="P5" style:parent-style-name="Geenafstand" style:list-style-name="LFO2" style:family="paragraph"/>
  </office:automatic-styles>
  <office:body>
    <office:text text:use-soft-page-breaks="true">
      <text:p text:style-name="P1">User story’s</text:p>
      <text:list text:style-name="LFO2" text:continue-numbering="true">
        <text:list-item>
          <text:p text:style-name="P2">Gasten moeten op de website makkelijk kunnen zien welke activiteiten er zijn<text:s/>en kaartjes kopen</text:p>
        </text:list-item>
        <text:list-item>
          <text:p text:style-name="P3">Werknemers moeten op de website activiteiten kunnen bijhouden en toevoegen/verwijderen</text:p>
        </text:list-item>
        <text:list-item>
          <text:p text:style-name="P4">Administrators moeten werknemers toe kunnen voegen<text:s/>en uitleg geven</text:p>
        </text:list-item>
        <text:list-item>
          <text:p text:style-name="P5">De webmaster moet visuele aanpassingen kunnen maken aan de website en nieuwe features toe kunnen voegen aan de gebruiker.</text:p>
        </text:list-item>
      </text:list>
      <text:p text:style-name="Geenafstand"/>
      <text:p text:style-name="Geenafstand"><text:s/></text:p>
      <text:p text:style-name="Geenafstan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Geenafstand" style:display-name="Geen afstand" style:family="paragraph">
      <style:paragraph-properties fo:margin-bottom="0in" fo:line-height="100%"/>
      <style:text-properties fo:hyphenate="false"/>
    </style:style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/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ebruiker</meta:initial-creator>
    <dc:creator>Gebruiker</dc:creator>
    <meta:creation-date>2016-11-28T08:22:00Z</meta:creation-date>
    <dc:date>2016-11-28T09:41:00Z</dc:date>
    <meta:template xlink:href="Normal" xlink:type="simple"/>
    <meta:editing-cycles>1</meta:editing-cycles>
    <meta:editing-duration>PT1260S</meta:editing-duration>
    <meta:document-statistic meta:page-count="1" meta:paragraph-count="1" meta:word-count="59" meta:character-count="387" meta:row-count="2" meta:non-whitespace-character-count="329"/>
  </office:meta>
</office:document-meta>
</file>